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218cm" fo:margin-left="-1.524cm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21cm"/>
    </style:style>
    <style:style style:name="Table1.B" style:family="table-column">
      <style:table-column-properties style:column-width="4.595cm"/>
    </style:style>
    <style:style style:name="Table1.C" style:family="table-column">
      <style:table-column-properties style:column-width="2.043cm"/>
    </style:style>
    <style:style style:name="Table1.D" style:family="table-column">
      <style:table-column-properties style:column-width="1.949cm"/>
    </style:style>
    <style:style style:name="Table1.F" style:family="table-column">
      <style:table-column-properties style:column-width="2.088cm"/>
    </style:style>
    <style:style style:name="Table1.G" style:family="table-column">
      <style:table-column-properties style:column-width="2.228cm"/>
    </style:style>
    <style:style style:name="Table1.H" style:family="table-column">
      <style:table-column-properties style:column-width="1.95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G1" style:family="table-cell">
      <style:table-cell-properties style:vertical-align="bottom" fo:padding="0.097cm" fo:border-left="none" fo:border-right="none" fo:border-top="none" fo:border-bottom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25cm" fo:keep-together="auto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118cm" fo:keep-together="auto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533cm" fo:keep-together="auto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none" fo:border-top="none" fo:border-bottom="0.05pt solid #000000"/>
    </style:style>
    <style:style style:name="Table1.H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1b7df0e" style:font-size-asian="13pt" style:font-weight-asian="bold" style:font-name-complex="Arial" style:font-size-complex="13pt" style:font-weight-complex="bold"/>
    </style:style>
    <style:style style:name="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1b903fd" style:font-size-asian="11pt" style:font-weight-asian="bold" style:font-name-complex="Arial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Liberation Serif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P7" style:family="paragraph" style:parent-style-name="Tbl_5f_cell_5f_heading">
      <style:text-properties style:font-name="arial" fo:font-size="6pt" style:text-underline-style="none" officeooo:paragraph-rsid="00a37b9c" style:font-size-asian="6pt" style:font-name-complex="Arial" style:font-size-complex="6pt"/>
    </style:style>
    <style:style style:name="P8" style:family="paragraph" style:parent-style-name="Table_20_Contents" style:list-style-name="">
      <style:text-properties style:font-name="Liberation Serif" fo:font-size="8pt" style:font-size-asian="8pt" style:font-size-complex="8pt"/>
    </style:style>
    <style:style style:name="P9" style:family="paragraph" style:parent-style-name="Table_20_Contents">
      <style:text-properties style:font-name="Liberation Serif" fo:font-size="8pt" style:font-size-asian="8pt" style:font-size-complex="8pt"/>
    </style:style>
    <style:style style:name="P10" style:family="paragraph" style:parent-style-name="Table_20_Contents" style:list-style-name="">
      <style:paragraph-properties fo:text-align="start" style:justify-single-word="false"/>
      <style:text-properties style:font-name="Liberation Serif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8pt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 style:list-style-name="">
      <style:paragraph-properties fo:text-align="end" style:justify-single-word="false"/>
      <style:text-properties style:font-name="Liberation Serif" fo:font-size="7pt" style:font-size-asian="7pt" style:font-size-complex="7pt"/>
    </style:style>
    <style:style style:name="P14" style:family="paragraph" style:parent-style-name="Table_20_Contents" style:list-style-name="">
      <style:paragraph-properties fo:text-align="end" style:justify-single-word="false"/>
      <style:text-properties style:font-name="Liberation Serif" fo:font-size="7pt" fo:font-weight="bold" style:font-size-asian="7pt" style:font-weight-asian="bold" style:font-size-complex="7pt" style:font-weight-complex="bold"/>
    </style:style>
    <style:style style:name="P15" style:family="paragraph" style:parent-style-name="Table_20_Contents" style:list-style-name="">
      <style:paragraph-properties fo:text-align="end" style:justify-single-word="false"/>
      <style:text-properties style:font-name="Liberation Serif" fo:font-size="6pt" fo:font-weight="bold" style:font-size-asian="6pt" style:font-weight-asian="bold" style:font-size-complex="6pt" style:font-weight-complex="bold"/>
    </style:style>
    <style:style style:name="P16" style:family="paragraph" style:parent-style-name="Table_20_Contents" style:list-style-name="">
      <style:paragraph-properties fo:text-align="end" style:justify-single-word="false"/>
    </style:style>
    <style:style style:name="P17" style:family="paragraph" style:parent-style-name="Table_20_Contents" style:list-style-name=""/>
    <style:style style:name="P18" style:family="paragraph" style:parent-style-name="Table_20_Contents"/>
    <style:style style:name="T1" style:family="text">
      <style:text-properties fo:font-size="18pt" officeooo:rsid="0155c8a7" style:font-size-asian="18pt" style:font-size-complex="18pt"/>
    </style:style>
    <style:style style:name="T2" style:family="text">
      <style:text-properties fo:font-size="16pt" officeooo:rsid="0155c8a7" style:font-size-asian="16pt" style:font-size-complex="16pt"/>
    </style:style>
    <style:style style:name="T3" style:family="text">
      <style:text-properties officeooo:rsid="0155c8a7"/>
    </style:style>
    <style:style style:name="T4" style:family="text">
      <style:text-properties officeooo:rsid="01778602"/>
    </style:style>
    <style:style style:name="T5" style:family="text">
      <style:text-properties fo:font-variant="normal" fo:text-transform="none" fo:color="#222222" fo:letter-spacing="normal" officeooo:rsid="011f0d9e"/>
    </style:style>
    <style:style style:name="T6" style:family="text"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bold" officeooo:rsid="00e68346" style:font-size-asian="7pt" style:font-style-asian="normal" style:font-weight-asian="bold" style:font-size-complex="7pt" style:font-weight-complex="bold" style:text-emphasize="none"/>
    </style:style>
    <style:style style:name="T7" style:family="text">
      <style:text-properties officeooo:rsid="0178e269"/>
    </style:style>
    <style:style style:name="T8" style:family="text">
      <style:text-properties officeooo:rsid="014c0e89"/>
    </style:style>
    <style:style style:name="T9" style:family="text">
      <style:text-properties officeooo:rsid="01a47840"/>
    </style:style>
    <style:style style:name="T10" style:family="text">
      <style:text-properties officeooo:rsid="01a5aaed"/>
    </style:style>
    <style:style style:name="T11" style:family="text">
      <style:text-properties officeooo:rsid="01abdf90"/>
    </style:style>
    <style:style style:name="T12" style:family="text">
      <style:text-properties style:font-name="Liberation Serif" fo:font-size="8pt" style:font-size-asian="8pt" style:font-size-complex="8pt"/>
    </style:style>
    <style:style style:name="T13" style:family="text">
      <style:text-properties style:font-name="Liberation Serif" fo:font-size="8pt" officeooo:rsid="017bd80d" style:font-size-asian="8pt" style:font-size-complex="8pt"/>
    </style: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h text:style-name="P9" text:outline-level="2"/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4"/>
            </table:table-cell>
            <table:table-cell table:style-name="Table1.G1" table:number-columns-spanned="2" office:value-type="string">
              <text:h text:style-name="P16" text:outline-level="2"><text:span text:style-name="Source_20_Text"><text:span text:style-name="T6">Page </text:span></text:span><text:span text:style-name="Source_20_Text"><text:span text:style-name="T6"><text:page-number text:select-page="current">1</text:page-number></text:span></text:span><text:span text:style-name="Source_20_Text"><text:span text:style-name="T6"> of </text:span></text:span><text:span text:style-name="Source_20_Text"><text:span text:style-name="T6"><text:page-count>1</text:page-count></text:span></text:span></text:h>
            </table:table-cell>
            <table:covered-table-cell/>
          </table:table-row>
          <table:table-row table:style-name="Table1.1">
            <table:table-cell table:style-name="Table1.A2" table:number-rows-spanned="2" office:value-type="string">
              <text:h text:style-name="P12" text:outline-level="2"/>
              <text:h text:style-name="P12" text:outline-level="2"><text:s/><text:span text:style-name="T7">A/C Code</text:span></text:h>
            </table:table-cell>
            <table:table-cell table:style-name="Table1.A2" table:number-rows-spanned="2" office:value-type="string">
              <text:p text:style-name="P5"/>
              <text:p text:style-name="P5">Particular</text:p>
            </table:table-cell>
            <table:table-cell table:style-name="Table1.A2" table:number-columns-spanned="2" office:value-type="string">
              <text:p text:style-name="P5">Opening Balance</text:p>
            </table:table-cell>
            <table:covered-table-cell/>
            <table:table-cell table:style-name="Table1.A2" table:number-columns-spanned="2" office:value-type="string">
              <text:p text:style-name="P5">Transactions</text:p>
            </table:table-cell>
            <table:covered-table-cell/>
            <table:table-cell table:style-name="Table1.G2" table:number-columns-spanned="2" office:value-type="string">
              <text:p text:style-name="P5">Closing Balance</text:p>
            </table:table-cell>
            <table:covered-table-cell/>
          </table:table-row>
          <table:table-row table:style-name="Table1.1">
            <table:covered-table-cell/>
            <table:covered-table-cell/>
            <table:table-cell table:style-name="Table1.A2" office:value-type="string">
              <text:p text:style-name="P5"><text:span text:style-name="T8">Debit (</text:span><text:span text:style-name="T5">₹)</text:span></text:p>
            </table:table-cell>
            <table:table-cell table:style-name="Table1.A2" office:value-type="string">
              <text:p text:style-name="P5"><text:span text:style-name="T8">Credit (</text:span><text:span text:style-name="T5">₹)</text:span></text:p>
            </table:table-cell>
            <table:table-cell table:style-name="Table1.A2" office:value-type="string">
              <text:p text:style-name="P5"><text:span text:style-name="T8">Debit (</text:span><text:span text:style-name="T5">₹)</text:span></text:p>
            </table:table-cell>
            <table:table-cell table:style-name="Table1.A2" office:value-type="string">
              <text:p text:style-name="P5"><text:span text:style-name="T8">Credit (</text:span><text:span text:style-name="T5">₹)</text:span></text:p>
            </table:table-cell>
            <table:table-cell table:style-name="Table1.A2" office:value-type="string">
              <text:p text:style-name="P5"><text:span text:style-name="T8">Debit (</text:span><text:span text:style-name="T5">₹)</text:span></text:p>
            </table:table-cell>
            <table:table-cell table:style-name="Table1.G2" office:value-type="string">
              <text:p text:style-name="P5"><text:span text:style-name="T8">Credit (</text:span><text:span text:style-name="T5">₹)</text:span></text:p>
            </table:table-cell>
          </table:table-row>
        </table:table-header-rows>
        <table:table-row table:style-name="Table1.4">
          <table:table-cell table:style-name="Table1.A11" office:value-type="string">
            <text:h text:style-name="Table_20_Contents" text:outline-level="2"><text:span text:style-name="Source_20_Text"><text:span text:style-name="T12"><text:text-input text:description="&lt;for each=&quot;line in get_move_lines(o)&quot;&gt;">for loop start for account move line</text:text-input></text:span></text:span></text:h>
          </table:table-cell>
          <table:table-cell table:style-name="Table1.B11" office:value-type="string">
            <text:p text:style-name="Standard"/>
          </table:table-cell>
          <table:table-cell table:style-name="Table1.E11" office:value-type="string">
            <text:p text:style-name="Standard"/>
          </table:table-cell>
          <table:table-cell table:style-name="Table1.D11" office:value-type="string">
            <text:p text:style-name="Standard"/>
          </table:table-cell>
          <table:table-cell table:style-name="Table1.E11" office:value-type="string">
            <text:p text:style-name="P4"/>
          </table:table-cell>
          <table:table-cell table:style-name="Table1.F11" office:value-type="string">
            <text:p text:style-name="P4"/>
          </table:table-cell>
          <table:table-cell table:style-name="Table1.G11" office:value-type="string">
            <text:h text:style-name="P8" text:outline-level="2"/>
          </table:table-cell>
          <table:table-cell table:style-name="Table1.H11" office:value-type="string">
            <text:h text:style-name="P8" text:outline-level="2"/>
          </table:table-cell>
        </table:table-row>
        <table:table-row table:style-name="Table1.5">
          <table:table-cell table:style-name="Table1.A11" office:value-type="string">
            <text:h text:style-name="P9" text:outline-level="2"/>
          </table:table-cell>
          <table:table-cell table:style-name="Table1.B11" office:value-type="string">
            <text:h text:style-name="P8" text:outline-level="2"><text:text-input text:description="&lt;if test=&quot;line['last_entry']==0&quot;&gt;">if its not last line then print</text:text-input></text:h>
          </table:table-cell>
          <table:table-cell table:style-name="Table1.E11" office:value-type="string">
            <text:p text:style-name="P4"/>
          </table:table-cell>
          <table:table-cell table:style-name="Table1.D11" office:value-type="string">
            <text:p text:style-name="P4"/>
          </table:table-cell>
          <table:table-cell table:style-name="Table1.E11" office:value-type="string">
            <text:p text:style-name="P4"/>
          </table:table-cell>
          <table:table-cell table:style-name="Table1.F11" office:value-type="string">
            <text:p text:style-name="P4"/>
          </table:table-cell>
          <table:table-cell table:style-name="Table1.G11" office:value-type="string">
            <text:h text:style-name="P8" text:outline-level="2"/>
          </table:table-cell>
          <table:table-cell table:style-name="Table1.H11" office:value-type="string">
            <text:h text:style-name="P8" text:outline-level="2"/>
          </table:table-cell>
        </table:table-row>
        <table:table-row table:style-name="Table1.6">
          <table:table-cell table:style-name="Table1.A11" office:value-type="string">
            <text:h text:style-name="P11" text:outline-level="2"><text:text-input text:description="&lt;line['ac_code']&gt;">account code</text:text-input></text:h>
          </table:table-cell>
          <table:table-cell table:style-name="Table1.B11" office:value-type="string">
            <text:h text:style-name="P10" text:outline-level="2"><text:text-input text:description="&lt;line['particulars']&gt;">particulars</text:text-input></text:h>
          </table:table-cell>
          <table:table-cell table:style-name="Table1.E11" office:value-type="string">
            <text:h text:style-name="P13" text:outline-level="2"><text:text-input text:description="&lt;line['debit_open']&gt;">debit</text:text-input></text:h>
          </table:table-cell>
          <table:table-cell table:style-name="Table1.D11" office:value-type="string">
            <text:h text:style-name="P13" text:outline-level="2"><text:text-input text:description="&lt;line['credit_open']&gt;">credit</text:text-input></text:h>
          </table:table-cell>
          <table:table-cell table:style-name="Table1.E11" office:value-type="string">
            <text:h text:style-name="P13" text:outline-level="2"><text:text-input text:description="&lt;line['debit_transaction']&gt;">debit</text:text-input></text:h>
          </table:table-cell>
          <table:table-cell table:style-name="Table1.F11" office:value-type="string">
            <text:h text:style-name="P13" text:outline-level="2"><text:text-input text:description="&lt;line['credit_transaction']&gt;">credit</text:text-input></text:h>
          </table:table-cell>
          <table:table-cell table:style-name="Table1.G11" office:value-type="string">
            <text:h text:style-name="P13" text:outline-level="2"><text:text-input text:description="&lt;line['debit_close']&gt;">debit</text:text-input></text:h>
          </table:table-cell>
          <table:table-cell table:style-name="Table1.H11" office:value-type="string">
            <text:h text:style-name="P13" text:outline-level="2"><text:text-input text:description="&lt;line['credit_close']&gt;">credit</text:text-input></text:h>
          </table:table-cell>
        </table:table-row>
        <table:table-row table:style-name="Table1.6">
          <table:table-cell table:style-name="Table1.A11" office:value-type="string">
            <text:h text:style-name="P9" text:outline-level="2"/>
          </table:table-cell>
          <table:table-cell table:style-name="Table1.B11" office:value-type="string">
            <text:h text:style-name="P17" text:outline-level="2"><text:span text:style-name="Source_20_Text"><text:span text:style-name="T12"><text:text-input text:description="&lt;/if&gt;">end if</text:text-input></text:span></text:span></text:h>
          </table:table-cell>
          <table:table-cell table:style-name="Table1.E11" office:value-type="string">
            <text:h text:style-name="P8" text:outline-level="2"/>
          </table:table-cell>
          <table:table-cell table:style-name="Table1.D11" office:value-type="string">
            <text:h text:style-name="P8" text:outline-level="2"/>
          </table:table-cell>
          <table:table-cell table:style-name="Table1.E11" office:value-type="string">
            <text:h text:style-name="P8" text:outline-level="2"/>
          </table:table-cell>
          <table:table-cell table:style-name="Table1.F11" office:value-type="string">
            <text:h text:style-name="P8" text:outline-level="2"/>
          </table:table-cell>
          <table:table-cell table:style-name="Table1.G11" office:value-type="string">
            <text:h text:style-name="P8" text:outline-level="2"/>
          </table:table-cell>
          <table:table-cell table:style-name="Table1.H11" office:value-type="string">
            <text:h text:style-name="P8" text:outline-level="2"/>
          </table:table-cell>
        </table:table-row>
        <table:table-row table:style-name="Table1.6">
          <table:table-cell table:style-name="Table1.A11" office:value-type="string">
            <text:h text:style-name="P8" text:outline-level="2"><text:text-input text:description="&lt;if test=&quot;line['last_entry']&gt;0&quot;&gt;">if its last line print sum</text:text-input></text:h>
          </table:table-cell>
          <table:table-cell table:style-name="Table1.B11" office:value-type="string">
            <text:h text:style-name="P8" text:outline-level="2"/>
          </table:table-cell>
          <table:table-cell table:style-name="Table1.E11" office:value-type="string">
            <text:h text:style-name="P8" text:outline-level="2"/>
          </table:table-cell>
          <table:table-cell table:style-name="Table1.D11" office:value-type="string">
            <text:h text:style-name="P8" text:outline-level="2"/>
          </table:table-cell>
          <table:table-cell table:style-name="Table1.E11" office:value-type="string">
            <text:h text:style-name="P8" text:outline-level="2"/>
          </table:table-cell>
          <table:table-cell table:style-name="Table1.F11" office:value-type="string">
            <text:h text:style-name="P8" text:outline-level="2"/>
          </table:table-cell>
          <table:table-cell table:style-name="Table1.G11" office:value-type="string">
            <text:h text:style-name="P8" text:outline-level="2"/>
          </table:table-cell>
          <table:table-cell table:style-name="Table1.H11" office:value-type="string">
            <text:h text:style-name="P8" text:outline-level="2"/>
          </table:table-cell>
        </table:table-row>
        <table:table-row table:style-name="Table1.6">
          <table:table-cell table:style-name="Table1.A9" table:number-columns-spanned="2" office:value-type="string">
            <text:h text:style-name="P14" text:outline-level="2"><text:text-input text:description="&lt;line['particulars']&gt;">particulars</text:text-input></text:h>
          </table:table-cell>
          <table:covered-table-cell/>
          <table:table-cell table:style-name="Table1.E11" office:value-type="string">
            <text:h text:style-name="P15" text:outline-level="2"><text:text-input text:description="&lt;line['debit_open']&gt;">debit</text:text-input></text:h>
          </table:table-cell>
          <table:table-cell table:style-name="Table1.D11" office:value-type="string">
            <text:h text:style-name="P15" text:outline-level="2"><text:text-input text:description="&lt;line['credit_open']&gt;">credit</text:text-input></text:h>
          </table:table-cell>
          <table:table-cell table:style-name="Table1.E11" office:value-type="string">
            <text:h text:style-name="P15" text:outline-level="2"><text:text-input text:description="&lt;line['debit_transaction']&gt;">debit</text:text-input></text:h>
          </table:table-cell>
          <table:table-cell table:style-name="Table1.F11" office:value-type="string">
            <text:h text:style-name="P15" text:outline-level="2"><text:text-input text:description="&lt;line['credit_transaction']&gt;">credit</text:text-input></text:h>
          </table:table-cell>
          <table:table-cell table:style-name="Table1.G11" office:value-type="string">
            <text:h text:style-name="P15" text:outline-level="2"><text:text-input text:description="&lt;line['debit_close']&gt;">debit</text:text-input></text:h>
          </table:table-cell>
          <table:table-cell table:style-name="Table1.H11" office:value-type="string">
            <text:h text:style-name="P15" text:outline-level="2"><text:text-input text:description="&lt;line['credit_close']&gt;">credit</text:text-input></text:h>
          </table:table-cell>
        </table:table-row>
        <table:table-row table:style-name="Table1.6">
          <table:table-cell table:style-name="Table1.A11" office:value-type="string">
            <text:h text:style-name="P17" text:outline-level="2"><text:span text:style-name="Source_20_Text"><text:span text:style-name="T12"><text:text-input text:description="&lt;/if&gt;">end if</text:text-input></text:span></text:span></text:h>
          </table:table-cell>
          <table:table-cell table:style-name="Table1.B11" office:value-type="string">
            <text:h text:style-name="P17" text:outline-level="2"><text:span text:style-name="Source_20_Text"><text:span text:style-name="T12"/></text:span></text:h>
          </table:table-cell>
          <table:table-cell table:style-name="Table1.E11" office:value-type="string">
            <text:h text:style-name="P8" text:outline-level="2"/>
          </table:table-cell>
          <table:table-cell table:style-name="Table1.D11" office:value-type="string">
            <text:h text:style-name="P8" text:outline-level="2"/>
          </table:table-cell>
          <table:table-cell table:style-name="Table1.E11" office:value-type="string">
            <text:h text:style-name="P8" text:outline-level="2"/>
          </table:table-cell>
          <table:table-cell table:style-name="Table1.F11" office:value-type="string">
            <text:h text:style-name="P8" text:outline-level="2"/>
          </table:table-cell>
          <table:table-cell table:style-name="Table1.G11" office:value-type="string">
            <text:h text:style-name="P8" text:outline-level="2"/>
          </table:table-cell>
          <table:table-cell table:style-name="Table1.H11" office:value-type="string">
            <text:h text:style-name="P8" text:outline-level="2"/>
          </table:table-cell>
        </table:table-row>
        <table:table-row table:style-name="Table1.1">
          <table:table-cell table:style-name="Table1.A11" office:value-type="string">
            <text:h text:style-name="Table_20_Contents" text:outline-level="2"><text:span text:style-name="Source_20_Text"><text:span text:style-name="T12"><text:text-input text:description="&lt;/for&gt;">for loop end</text:text-input></text:span></text:span></text:h>
            <text:h text:style-name="Table_20_Contents" text:outline-level="2"><text:span text:style-name="Source_20_Text"><text:span text:style-name="T13">A1234567892343</text:span></text:span></text:h>
          </table:table-cell>
          <table:table-cell table:style-name="Table1.B11" office:value-type="string">
            <text:h text:style-name="P8" text:outline-level="2">THIS ROW CONTAINS IS SAMPLE TEXT TO CHECK MAX LIMIT</text:h>
          </table:table-cell>
          <table:table-cell table:style-name="Table1.E11" office:value-type="string">
            <text:h text:style-name="P8" text:outline-level="2">10116246.40<text:span text:style-name="T9">90</text:span></text:h>
          </table:table-cell>
          <table:table-cell table:style-name="Table1.D11" office:value-type="string">
            <text:h text:style-name="P8" text:outline-level="2">10116246.4<text:span text:style-name="T9">00</text:span>0</text:h>
          </table:table-cell>
          <table:table-cell table:style-name="Table1.E11" office:value-type="string">
            <text:h text:style-name="P8" text:outline-level="2">1<text:span text:style-name="T11">7</text:span>0116246.4<text:span text:style-name="T9">00</text:span></text:h>
          </table:table-cell>
          <table:table-cell table:style-name="Table1.F11" office:value-type="string">
            <text:h text:style-name="P8" text:outline-level="2">10<text:span text:style-name="T11">7</text:span>116246.4<text:span text:style-name="T9">00</text:span>0</text:h>
          </table:table-cell>
          <table:table-cell table:style-name="Table1.G11" office:value-type="string">
            <text:h text:style-name="P8" text:outline-level="2"><text:span text:style-name="T10">0</text:span>10<text:span text:style-name="T11">7</text:span>116246.4<text:span text:style-name="T9">00</text:span></text:h>
          </table:table-cell>
          <table:table-cell table:style-name="Table1.H11" office:value-type="string">
            <text:h text:style-name="P8" text:outline-level="2">10116246.4<text:span text:style-name="T9">00</text:span>0</text:h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1b7df0e" style:font-size-asian="13pt" style:font-weight-asian="bold" style:font-name-complex="Arial" style:font-size-complex="13pt" style:font-weight-complex="bold"/>
    </style:style>
    <style:style style:name="M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1b903fd" style:font-size-asian="11pt" style:font-weight-asian="bold" style:font-name-complex="Arial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MT1" style:family="text">
      <style:text-properties fo:font-size="18pt" officeooo:rsid="0155c8a7" style:font-size-asian="18pt" style:font-size-complex="18pt"/>
    </style:style>
    <style:style style:name="MT2" style:family="text">
      <style:text-properties fo:font-size="16pt" officeooo:rsid="0155c8a7" style:font-size-asian="16pt" style:font-size-complex="16pt"/>
    </style:style>
    <style:style style:name="MT3" style:family="text">
      <style:text-properties officeooo:rsid="0155c8a7"/>
    </style:style>
    <style:style style:name="MT4" style:family="text">
      <style:text-properties officeooo:rsid="01778602"/>
    </style:style>
    <style:page-layout style:name="Mpm1">
      <style:page-layout-properties fo:page-width="21.001cm" fo:page-height="29.7cm" style:num-format="1" style:print-orientation="portrait" fo:margin-top="1cm" fo:margin-bottom="0.508cm" fo:margin-left="2.49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2"><text:span text:style-name="MT3"><text:s/></text:span><text:span text:style-name="MT3"><text:text-input text:description="&lt;company_address(o)&gt;">Company Address</text:text-input></text:span></text:p>
        <text:p text:style-name="MP3"><text:span text:style-name="MT4"><text:text-input text:description="&lt;get_doc_title(o)&gt;">document title</text:text-input></text:span><text:span text:style-name="MT4"> </text:span></text:p>
        <text:p text:style-name="MP4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7-02-20T18:21:32.051320301</dc:date>
    <meta:editing-duration>P3DT6H50M14S</meta:editing-duration>
    <meta:editing-cycles>1355</meta:editing-cycles>
    <meta:generator>LibreOffice/4.2.8.2$Linux_X86_64 LibreOffice_project/420m0$Build-2</meta:generator>
    <meta:document-statistic meta:table-count="1" meta:image-count="0" meta:object-count="0" meta:page-count="1" meta:paragraph-count="44" meta:word-count="138" meta:character-count="583" meta:non-whitespace-character-count="533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